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quest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quest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setAttribute( String nam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RequestURI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ocoo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decode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ParameterValue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setCharacterEncoding( String form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ocoon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Session( boolean cre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Request.getIn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ooki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wrapCook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Request.setContainerEncoding( String container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HttpRequest( HttpServletRequest req , Http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Paramet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haracter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Request.getSitemap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Sitemap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get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tp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